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Pictures/10000200000001E1000001502957603749A6FC4E.png" manifest:media-type="image/png"/>
  <manifest:file-entry manifest:full-path="Object 1/Pictures/2000004100002BAA00001E76DC342A9B33EAE422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10000200000001E100000150AFC758D8856AAFE9.png" manifest:media-type="image/png"/>
  <manifest:file-entry manifest:full-path="Object 2/Pictures/2000004100002BAA00001E76DC342A9B33EAE422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10000200000001E100000150EE9AB99DF1D35439.png" manifest:media-type="image/png"/>
  <manifest:file-entry manifest:full-path="Object 3/Pictures/2000004100002BAA00001E76DC342A9B33EAE422.svm" manifest:media-type="image/x-svm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Pictures/10000200000001E10000015015CC9B3206034B49.png" manifest:media-type="image/png"/>
  <manifest:file-entry manifest:full-path="Object 4/Pictures/2000004100002BAA00001E76DC342A9B33EAE422.svm" manifest:media-type="image/x-svm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62.6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0.93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 table:number-rows-repeated="2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table:number-columns-repeated="3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AVERAGE([.G7];[.I7];[.K7];[.M7];[.O7])" office:value-type="float" office:value="19.6" calcext:value-type="float">
            <text:p>20</text:p>
          </table:table-cell>
          <table:table-cell table:formula="of:=AVERAGE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8];[.I8];[.K8];[.M8];[.O8])" office:value-type="float" office:value="25" calcext:value-type="float">
            <text:p>25</text:p>
          </table:table-cell>
          <table:table-cell table:formula="of:=AVERAGE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9];[.I9];[.K9];[.M9];[.O9])" office:value-type="float" office:value="24" calcext:value-type="float">
            <text:p>24</text:p>
          </table:table-cell>
          <table:table-cell table:formula="of:=AVERAGE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AVERAGE([.G10];[.I10];[.K10];[.M10];[.O10])" office:value-type="float" office:value="11" calcext:value-type="float">
            <text:p>11</text:p>
          </table:table-cell>
          <table:table-cell table:formula="of:=AVERAGE([.H10];[.J10];[.L10];[.N10];[.P10])" office:value-type="float" office:value="11.4" calcext:value-type="float">
            <text:p>11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1];[.I11];[.K11];[.M11];[.O11])" office:value-type="float" office:value="11.6" calcext:value-type="float">
            <text:p>12</text:p>
          </table:table-cell>
          <table:table-cell table:formula="of:=AVERAGE([.H11];[.J11];[.L11];[.N11];[.P11])" office:value-type="float" office:value="13.2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2];[.I12];[.K12];[.M12];[.O12])" office:value-type="float" office:value="12" calcext:value-type="float">
            <text:p>12</text:p>
          </table:table-cell>
          <table:table-cell table:formula="of:=AVERAGE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3];[.I13];[.K13];[.M13];[.O15])" office:value-type="float" office:value="38" calcext:value-type="float">
            <text:p>38</text:p>
          </table:table-cell>
          <table:table-cell table:formula="of:=AVERAGE([.H13];[.J13];[.L13];[.N15];[.P15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AVERAGE([.G14];[.I14];[.K14];[.M14];[.O16])" office:value-type="float" office:value="29.75" calcext:value-type="float">
            <text:p>30</text:p>
          </table:table-cell>
          <table:table-cell table:formula="of:=AVERAGE([.H14];[.J14];[.L14];[.N14];[.P16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Default" table:number-columns-repeated="13"/>
          <table:table-cell table:number-columns-repeated="1011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1:'Min Button Diagrams'.A31 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1:'Min Button Diagrams'.A31 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means: There is almost no overhead for the OS.</text:p>
            <text:p>Input delay is [0.2;1.2]ms. Output delay is [0;1]ms.</text:p>
            <text:p>Total [0.2;2.2]. The variation is exactly 2ms. So the OS delay is ca. 3m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13:59:10.786976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19-09-24T06:40:57.832318860</dc:date>
    <meta:editing-duration>P9DT7H8M39S</meta:editing-duration>
    <meta:editing-cycles>70</meta:editing-cycles>
    <meta:document-statistic meta:table-count="6" meta:cell-count="13597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71cm" svg:y="4.205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33cm" svg:height="8.648cm">
          <chartooo:coordinate-region svg:x="1.316cm" svg:y="0.379cm" svg:width="11.362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2957603749A6FC4E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81cm" svg:y="4.205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43cm" svg:height="8.648cm">
          <chartooo:coordinate-region svg:x="1.502cm" svg:y="0.379cm" svg:width="11.386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AFC758D8856AAFE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A65 'Min Button Diagrams'.C31:'Min Button Diagrams'.C65" chart:data-source-has-labels="row" svg:x="0.319cm" svg:y="0.18cm" svg:width="13.829cm" svg:height="8.648cm">
          <chartooo:coordinate-region svg:x="1.502cm" svg:y="0.379cm" svg:width="12.459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EE9AB99DF1D3543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7cm" svg:y="4.205cm" style:legend-expansion="high" chart:style-name="ch2"/>
        <chart:plot-area chart:style-name="ch3" table:cell-range-address="'Min Button Diagrams'.A31:'Min Button Diagrams'.B65" chart:data-source-has-labels="row" svg:x="0.319cm" svg:y="0.18cm" svg:width="13.829cm" svg:height="8.648cm">
          <chartooo:coordinate-region svg:x="1.689cm" svg:y="0.379cm" svg:width="12.271cm" svg:height="7.8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E10000015015CC9B3206034B49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